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T6" style:parent-style-name="Tipodeletrapredefinidodoparágrafo" style:family="text">
      <style:text-properties style:font-name-complex="Calibri" fo:color="#000000"/>
    </style:style>
    <style:style style:name="T7" style:parent-style-name="Tipodeletrapredefinidodoparágrafo" style:family="text">
      <style:text-properties style:font-name="Arial" style:font-name-complex="Arial" fo:color="#000000"/>
    </style:style>
    <style:style style:name="T8" style:parent-style-name="Tipodeletrapredefinidodoparágrafo" style:family="text">
      <style:text-properties style:font-name-complex="Calibri" fo:color="#000000"/>
    </style:style>
    <style:style style:name="T9" style:parent-style-name="Tipodeletrapredefinidodoparágrafo" style:family="text">
      <style:text-properties style:font-name-complex="Calibri" fo:color="#000000"/>
    </style:style>
  </office:automatic-styles>
  <office:body>
    <office:text text:use-soft-page-breaks="true">
      <text:p text:style-name="P1">Bom dia a todos. No dia de hoje vamos falar sobre um tema que tem vindo a crescer imenso ao longo dos anos, e da logística por detrás de todo o processo inteligente e de adição humana.</text:p>
      <text:p text:style-name="Normal">Primeiramente, a escolha deste paper recai sobre o<text:s/>interesse mútuo da minha parte e do Rafael acerca da robótica e a tecnologia que nela está envolvida. Contudo, e a questão que mais nos puxou ao desejo de explorar este tema é: de que maneira os robôs adaptam-se ao comportamento humano?</text:p>
      <text:p text:style-name="Normal">De seguida iremos não só realçar pontos importantes para o processo de entendimento deste paper, como também explica-los devidamente para que os mesmos sejam compreendidos por vocês. Os pontos são os seguintes:</text:p>
      <text:p text:style-name="Normal"><text:tab/>- robôs necessitam de se adaptar à preferência humana, o que implica alterações à sua função de recompensas</text:p>
      <text:p text:style-name="Normal"><text:tab/>- um robô deve pedir por dados que explicitamente lhe ensinam sobre o que lhe falta, e não aprender implicitamente através de ações otimizadas.</text:p>
      <text:p text:style-name="Normal"><text:tab/>- existe a introdução de um novo tipo de input humano chamado traços de recurso(feature traces<text:s/>-&gt; iremos introduzir um novo tipo de entrada humana chamada feature traces que representam trajetórias parciais que descrevem a evolução do valor da característica a ser aprendida. Ou seja, o humano guia o robô para estados onde o recurso é altamente ausente para estados onde não é).</text:p>
      <text:p text:style-name="Normal"><text:tab/>- e é possível recuperar recompensas mais generalizáveis com menos entrada humana, ao invés de ter uma linha de aprendizagem através de demonstrações</text:p>
      <text:p text:style-name="Normal"/>
      <text:p text:style-name="Normal">Convenhamos que temos o exemplo de um humano a observar um robô que segurar uma caneca a uma distância da mesa muito grande(o que prova não ser muito realista quando em comparação com a realidade). Este imediatamente percebe que obtém um resultado aquém do desejável ou que esperava observar.</text:p>
      <text:p text:style-name="Normal">Desta maneira, o humano puxa o braço<text:s/>para baixo e trabalho antigo mostra como o robô consegue interpretar essa introdução humana e adapta o seu entendimento de recompensa em dados.</text:p>
      <text:p text:style-name="Normal">Portanto, e como vimos anteriormente, robôs possuem uma função de recompensa e esta função pode ser alterada através de correções. Neste caso, o robô pode otimizar esta nova função de recompensa para realizar a tarefa de uma maneira que se aproxima do desejo da pessoa.</text:p>
      <text:p text:style-name="Normal">Isto funciona bastante bem quando os recursos de espaço do robô carregam tudo o que a pessoa possivelmente quer saber ou deseja. Mas e se esse não for o caso, como geralmente não o é no mundo real?</text:p>
      <text:p text:style-name="Normal">Por exemplo, no caso de querermos que o robô se distancie de nós, eles não têm um recurso para isso. Podes empurrá-lo para longe de ti mas, no máximo, o robô reconhece que não tem as características necessárias para interpretar o ajuste humano.</text:p>
      <text:p text:style-name="Normal">Perante estas faltas,<text:s/>surgiu duas maneiras de testar este aprendizado de recursos necessários. <text:s/>inclui:</text:p>
      <text:soft-page-break/>
      <text:p text:style-name="Normal"><text:tab/>- Utilizadores reais que conhecem o funcionamento do robô e as suas capacidades, assim como um manipulador real de robô.</text:p>
      <text:p text:style-name="Normal"><text:tab/>- Utilizador online que recria o ambiente de laboratório do simulador.</text:p>
      <text:p text:style-name="Normal">Consoante isto, foi possível criar-se dois grafos (seis recursos estudados):</text:p>
      <text:list text:style-name="LFO1" text:continue-numbering="true">
        <text:list-item>
          <text:p text:style-name="P2">Qualitativo:</text:p>
          <text:list text:continue-numbering="true">
            <text:list-item>
              <text:p text:style-name="P3">True(o real) e o de baixo o<text:s/>encenado -&gt; olhando para ambas as imagens, podemos perceber que existe uma grande proximidade entre os resultados obtidos pelos casos reais e os simulados no que toca à recompensa . Quanto mais próximo do computador, pior é a recompensa. Quanto mais próximo da mesa, melhor a recompensa. As zonas mais clareadas representam a zona do computador(daí a recompensa ser menor). O objetivo recai então em manter distancia do computador mas próximo da mesa, causando uma maior segurança e semelhança em relação à ação.</text:p>
            </text:list-item>
          </text:list>
        </text:list-item>
        <text:list-item>
          <text:p text:style-name="P4">Quantitativo:</text:p>
          <text:list text:continue-numbering="true">
            <text:list-item>
              <text:p text:style-name="P5">Para os seis recursos estudados, foi-se testando até 10 vezes o mesmo recurso até que se conclui que: com um número adequado de dados,<text:s/><text:span text:style-name="T6">FERL aprende muitos melhor os recursos do que de forma random</text:span><text:span text:style-name="T7"><text:s/></text:span><text:span text:style-name="T8">e torna-se menos sensitivo a uma intervenção</text:span><text:span text:style-name="T9">/entrada humana (comparação da primeira barra laranja à ultima), diminuindo portanto os erros. Traços a cinzento representam uma média dos erros quando feito de forma random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ana Rocha</meta:initial-creator>
    <dc:creator>Diana Rocha</dc:creator>
    <meta:creation-date>2022-06-01T00:41:00Z</meta:creation-date>
    <dc:date>2022-06-01T11:23:00Z</dc:date>
    <meta:print-date>2022-06-01T00:41:00Z</meta:print-date>
    <meta:template xlink:href="Normal" xlink:type="simple"/>
    <meta:editing-cycles>3</meta:editing-cycles>
    <meta:editing-duration>PT8220S</meta:editing-duration>
    <meta:document-statistic meta:page-count="2" meta:paragraph-count="8" meta:word-count="627" meta:character-count="4009" meta:row-count="28" meta:non-whitespace-character-count="3390"/>
  </office:meta>
</office:document-meta>
</file>